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fill-color="#729fcf" draw:textarea-vertical-align="middle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solid" draw:fill-color="#729fcf"/>
      <style:paragraph-properties fo:text-align="center"/>
      <style:text-properties fo:font-size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2" draw:layer="layout" svg:width="5.085cm" svg:height="1.269cm" svg:x="11.415cm" svg:y="1.205cm" svg:viewBox="0 0 5086 1270" draw:points="0,0 5086,0 5086,1270 0,1270">
          <text:p text:style-name="P1"><text:span text:style-name="T1">Sink</text:span></text:p>
        </draw:polygon>
        <draw:polygon draw:style-name="gr1" draw:text-style-name="P2" draw:layer="layout" svg:width="6.351cm" svg:height="1.269cm" svg:x="6.315cm" svg:y="1.205cm" svg:viewBox="0 0 6352 1270" draw:points="0,0 5086,0 6352,635 5086,1270 0,1270">
          <text:p text:style-name="P1"><text:span text:style-name="T1">Filter</text:span></text:p>
        </draw:polygon>
        <draw:polygon draw:style-name="gr1" draw:text-style-name="P2" draw:layer="layout" svg:width="6.351cm" svg:height="1.269cm" svg:x="1.215cm" svg:y="1.205cm" svg:viewBox="0 0 6352 1270" draw:points="0,0 5086,0 6352,635 5086,1270 0,1270">
          <text:p text:style-name="P1"><text:span text:style-name="T1">I</text:span><text:span text:style-name="T2">nput</text:span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3-08T14:54:47.076509927</meta:creation-date>
    <dc:date>2023-03-09T14:45:47.182806343</dc:date>
    <meta:editing-duration>PT7M28S</meta:editing-duration>
    <meta:editing-cycles>2</meta:editing-cycles>
    <meta:generator>LibreOffice/7.1.7.2$MacOSX_X86_64 LibreOffice_project/c6a4e3954236145e2acb0b65f68614365aeee33f</meta:generator>
    <meta:document-statistic meta:object-count="3"/>
  </office:meta>
</office:document-meta>
</file>